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00000003C572A666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99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848cm" fo:min-width="1.598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.542cm" fo:min-width="2.28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06cm" svg:stroke-color="#80808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93%" fo:text-align="center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T1" style:family="text">
      <style:text-properties fo:color="#ffffff" fo:font-family="DINMittelschrift" style:font-family-generic="swiss" style:font-pitch="variable" fo:font-size="20pt" fo:language="en" fo:country="US" style:font-size-asian="20pt" style:font-size-complex="20pt"/>
    </style:style>
    <style:style style:name="T2" style:family="text">
      <style:text-properties fo:color="#525b6e" fo:font-family="DINMittelschrift" style:font-family-generic="swiss" style:font-pitch="variable" fo:font-size="20pt" fo:language="en" fo:country="US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DINMittelschrift" style:font-family-generic="swiss" style:font-pitch="variable" fo:color="#525b6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5.796cm" svg:height="2.205cm" svg:x="2.335cm" svg:y="11.93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17cm" svg:height="1.588cm" svg:x="9.179cm" svg:y="12.247cm">
          <draw:image xlink:href="Pictures/10000000000000500000003C572A666D.jpg" xlink:type="simple" xlink:show="embed" xlink:actuate="onLoad">
            <text:p/>
          </draw:image>
        </draw:frame>
        <draw:custom-shape draw:style-name="gr3" draw:text-style-name="P1" draw:layer="layout" svg:width="7.801cm" svg:height="3.801cm" svg:x="2.335cm" svg:y="7.939cm">
          <text:p text:style-name="P3"><text:span text:style-name="T1"/></text:p>
          <text:p text:style-name="P3"><text:span text:style-name="T1">Flow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801cm" svg:height="3.797cm" svg:x="10.335cm" svg:y="7.939cm">
          <text:p text:style-name="P3"><text:span text:style-name="T1"/></text:p>
          <text:p text:style-name="P3"><text:span text:style-name="T1">Inference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606cm" svg:height="1.001cm" svg:x="2.931cm" svg:y="8.137cm">
          <text:p text:style-name="P3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06cm" svg:height="1.001cm" svg:x="10.93cm" svg:y="8.137cm">
          <text:p text:style-name="P3"><text:span text:style-name="T1">Working 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03cm" svg:height="1.803cm" svg:x="2.335cm" svg:y="5.937cm">
          <text:p text:style-name="P3"><text:span text:style-name="T2">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01cm" svg:height="1.803cm" svg:x="13.135cm" svg:y="5.937cm">
          <text:p text:style-name="P3"><text:span text:style-name="T2">Adap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6cm" svg:height="1.803cm" svg:x="7.336cm" svg:y="5.937cm">
          <text:p text:style-name="P3"><text:span text:style-name="T2">B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602cm" svg:height="2.602cm" svg:x="3.134cm" svg:y="1.536cm">
          <text:p text:style-name="P3"><text:span text:style-name="T1">Rule 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5" draw:layer="layout" svg:width="2.098cm" svg:height="1.108cm" svg:x="0.933cm" svg:y="2.338cm">
          <text:p text:style-name="P4"><text:span text:style-name="T2">xBRE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2.784cm" svg:height="2.802cm" svg:x="17.536cm" svg:y="1.54cm">
          <text:p text:style-name="P4"><text:span text:style-name="T2">RuleML</text:span></text:p>
          <text:p text:style-name="P4"><text:span text:style-name="T2">Visio</text:span></text:p>
          <text:p text:style-name="P4"><text:span text:style-name="T2">HRF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4.798cm" svg:height="3.599cm" svg:x="7.737cm" svg:y="0.539cm">
          <text:p text:style-name="P3"><text:span text:style-name="T1">Data Source</text:span></text:p>
          <text:p text:style-name="P3"><text:span text:style-name="T1">(LDAP, WS, RDBMS, etc.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2" draw:layer="layout" svg:x1="4.937cm" svg:y1="5.936cm" svg:x2="4.937cm" svg:y2="4.137cm">
          <text:p/>
        </draw:line>
        <draw:line draw:style-name="gr9" draw:text-style-name="P2" draw:layer="layout" svg:x1="9.334cm" svg:y1="5.936cm" svg:x2="9.334cm" svg:y2="4.137cm">
          <text:p/>
        </draw:line>
        <draw:line draw:style-name="gr9" draw:text-style-name="P2" draw:layer="layout" svg:x1="10.736cm" svg:y1="4.138cm" svg:x2="10.736cm" svg:y2="5.937cm">
          <text:p/>
        </draw:line>
        <draw:line draw:style-name="gr9" draw:text-style-name="P2" draw:layer="layout" svg:x1="15.538cm" svg:y1="5.936cm" svg:x2="15.538cm" svg:y2="4.137cm">
          <text:p/>
        </draw:line>
        <draw:custom-shape draw:style-name="gr6" draw:text-style-name="P1" draw:layer="layout" svg:width="3.602cm" svg:height="2.602cm" svg:x="13.735cm" svg:y="1.536cm">
          <text:p text:style-name="P3"><text:span text:style-name="T1">Rule 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69cm" fo:margin-bottom="1.317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David Dossot</meta:initial-creator>
    <meta:creation-date>2006-05-26T11:18:57</meta:creation-date>
    <dc:creator>David Dossot</dc:creator>
    <dc:date>2006-05-26T11:19:33</dc:date>
    <dc:language>en-US</dc:language>
    <meta:editing-cycles>2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